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7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1.932cm"/>
    </style:style>
    <style:style style:name="pr5" style:family="presentation" style:parent-style-name="Default-title">
      <style:graphic-properties draw:auto-grow-height="true" fo:min-height="3.507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subtitle">
      <style:graphic-properties draw:fill-color="#ffffff" fo:min-height="16.26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text-properties fo:font-size="20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44pt" style:font-size-asian="44pt" style:font-size-complex="44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7.418cm" presentation:class="title" presentation:user-transformed="true">
          <draw:text-box>
            <text:p>TypeScript</text:p>
          </draw:text-box>
        </draw:frame>
        <draw:frame presentation:style-name="pr2" draw:text-style-name="P1" draw:layer="layout" svg:width="11.868cm" svg:height="1.6cm" svg:x="16.326cm" svg:y="19.558cm" presentation:class="outline" presentation:user-transformed="true">
          <draw:text-box>
            <text:list text:style-name="L2">
              <text:list-header>
                <text:p><text:span text:style-name="T1"><text:s text:c="22"/></text:span><text:span text:style-name="T2">chenfangyu@caiqy.com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TypeScript</text:p>
          </draw:text-box>
        </draw:frame>
        <draw:frame presentation:style-name="pr4" draw:text-style-name="P3" draw:layer="layout" svg:width="25.191cm" svg:height="12.182cm" svg:x="1.399cm" svg:y="4.915cm" presentation:class="outline">
          <draw:text-box>
            <text:list text:style-name="L2">
              <text:list-item>
                <text:p><text:span text:style-name="T3">TypeScript </text:span><text:span text:style-name="T3">是微软推出的开源语言</text:span></text:p>
              </text:list-item>
              <text:list-item>
                <text:p><text:span text:style-name="T3">TypeScript </text:span><text:span text:style-name="T3">是 </text:span><text:span text:style-name="T3">JavaScript </text:span><text:span text:style-name="T3">的超集</text:span></text:p>
              </text:list-item>
              <text:list-item>
                <text:p><text:span text:style-name="T3">TypeScript </text:span><text:span text:style-name="T3">兼容 </text:span><text:span text:style-name="T3">ES6</text:span><text:span text:style-name="T3">规范</text:span></text:p>
              </text:list-item>
              <text:list-item>
                <text:p><text:span text:style-name="T3">TypeScript </text:span><text:span text:style-name="T3">可编译成可读的、标准的 </text:span><text:span text:style-name="T3">JavaScript</text:span><text:span text:style-name="T3">文件</text:span></text:p>
              </text:list-item>
              <text:list-item>
                <text:p><text:span text:style-name="T3">TypeScript </text:span><text:span text:style-name="T3">文件扩展名是 </text:span><text:span text:style-name="T3">ts</text:span><text:span text:style-name="T3">，而 </text:span><text:span text:style-name="T3">TypeScript </text:span><text:span text:style-name="T3">编译器会编译成 </text:span><text:span text:style-name="T3">js </text:span><text:span text:style-name="T3">文件</text:span></text:p>
              </text:list-item>
              <text:list-item>
                <text:p><text:span text:style-name="T3">TypeScript </text:span><text:span text:style-name="T3">语法与</text:span><text:span text:style-name="T3">C#</text:span><text:span text:style-name="T3">相同</text:span></text:p>
              </text:list-item>
              <text:list-item>
                <text:p><text:span text:style-name="T3">TypeScript <text:s/></text:span><text:span text:style-name="T3">是</text:span><text:span text:style-name="T3">Angular 2 </text:span><text:span text:style-name="T3">主语言</text:span></text:p>
              </text:list-item>
            </text:list>
          </draw:text-box>
        </draw:frame>
        <draw:frame presentation:style-name="pr2" draw:text-style-name="P1" draw:layer="layout" svg:width="11.868cm" svg:height="1.6cm" svg:x="16.326cm" svg:y="19.558cm" presentation:class="outline" presentation:user-transformed="true">
          <draw:text-box>
            <text:list text:style-name="L2">
              <text:list-header>
                <text:p><text:span text:style-name="T1"><text:s text:c="22"/></text:span><text:span text:style-name="T2">chenfangyu@caiqy.com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安装TypeScript项目</text:p>
          </draw:text-box>
        </draw:frame>
        <draw:frame presentation:style-name="pr2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安装 <text:s/>npm install -g typescript</text:p>
              </text:list-item>
              <text:list-item>
                <text:p>安装typings <text:s/></text:p>
              </text:list-item>
              <text:list-item>
                <text:p><text:s text:c="8"/>npm install -g typings</text:p>
              </text:list-item>
              <text:list-item>
                <text:p><text:s text:c="8"/>typings install dt~node –global</text:p>
              </text:list-item>
              <text:list-item>
                <text:p/>
              </text:list-item>
              <text:list-item>
                <text:p>编译 <text:s/>tsc hello.ts</text:p>
              </text:list-item>
              <text:list-item>
                <text:p>自动编译 <text:s/>tsc -w</text:p>
              </text:list-item>
              <text:list-item>
                <text:p/>
              </text:list-item>
            </text:list>
          </draw:text-box>
        </draw:frame>
        <draw:frame presentation:style-name="pr2" draw:text-style-name="P1" draw:layer="layout" svg:width="11.868cm" svg:height="1.6cm" svg:x="16.326cm" svg:y="19.558cm" presentation:class="outline" presentation:user-transformed="true">
          <draw:text-box>
            <text:list text:style-name="L2">
              <text:list-header>
                <text:p><text:span text:style-name="T1"><text:s text:c="22"/></text:span><text:span text:style-name="T2">chenfangyu@caiqy.com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>配置文件</text:p>
          </draw:text-box>
        </draw:frame>
        <draw:frame presentation:style-name="pr2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<text:s text:c="2"/>tsconfig.json</text:p>
              </text:list-item>
              <text:list-item>
                <text:p><text:span text:style-name="T4">Module:</text:span><text:span text:style-name="T4">遵循的</text:span><text:span text:style-name="T4">JavaScript</text:span><text:span text:style-name="T4">模块规范。主要的候选项有：</text:span><text:span text:style-name="T4">commonjs</text:span><text:span text:style-name="T4">、</text:span><text:span text:style-name="T4">AMD</text:span><text:span text:style-name="T4">和</text:span><text:span text:style-name="T4">es6</text:span></text:p>
              </text:list-item>
              <text:list-item>
                <text:p><text:span text:style-name="T4">target</text:span><text:span text:style-name="T4">：编译之后生成的</text:span><text:span text:style-name="T4">JavaScript</text:span><text:span text:style-name="T4">文件需要遵循的标准</text:span></text:p>
              </text:list-item>
              <text:list-item>
                <text:p><text:span text:style-name="T4">SourceMap:</text:span><text:span text:style-name="T4">编译时是否生成对应的</text:span><text:span text:style-name="T4">source map</text:span><text:span text:style-name="T4">文件。</text:span></text:p>
              </text:list-item>
              <text:list-item>
                <text:p><text:span text:style-name="T4">outFile</text:span><text:span text:style-name="T4">：编译输出</text:span><text:span text:style-name="T4">JavaScript</text:span><text:span text:style-name="T4">文件存放的文件夹。</text:span></text:p>
              </text:list-item>
              <text:list-item>
                <text:p><text:span text:style-name="T4">removeComments</text:span><text:span text:style-name="T4">：编译生成的</text:span><text:span text:style-name="T4">JavaScript</text:span><text:span text:style-name="T4">文件是否移除注释。</text:span></text:p>
              </text:list-item>
              <text:list-item>
                <text:p><text:span text:style-name="T4">include</text:span><text:span text:style-name="T4">、</text:span><text:span text:style-name="T4">exclude</text:span><text:span text:style-name="T4">：编译时需要包含</text:span><text:span text:style-name="T4">/</text:span><text:span text:style-name="T4">剔除的文件夹</text:span></text:p>
              </text:list-item>
              <text:list-item>
                <text:p><text:span text:style-name="T5"><text:s/></text:span><text:span text:style-name="T5">package.json</text:span></text:p>
              </text:list-item>
              <text:list-item>
                <text:p><text:span text:style-name="T4"><text:s/></text:span><text:span text:style-name="T4">lite-server:</text:span><text:span text:style-name="T4">搭建本地服务器</text:span></text:p>
              </text:list-item>
              <text:list-item>
                <text:p><text:span text:style-name="T4">concurrently</text:span><text:span text:style-name="T4">：监听命令</text:span></text:p>
              </text:list-item>
            </text:list>
          </draw:text-box>
        </draw:frame>
        <draw:frame presentation:style-name="pr2" draw:text-style-name="P1" draw:layer="layout" svg:width="11.868cm" svg:height="1.6cm" svg:x="16.326cm" svg:y="19.558cm" presentation:class="outline" presentation:user-transformed="true">
          <draw:text-box>
            <text:list text:style-name="L2">
              <text:list-header>
                <text:p><text:span text:style-name="T1"><text:s text:c="22"/></text:span><text:span text:style-name="T2">chenfangyu@caiqy.com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基本类型</text:p>
          </draw:text-box>
        </draw:frame>
        <draw:frame presentation:style-name="pr4" draw:layer="layout" svg:width="25.191cm" svg:height="12.182cm" svg:x="1.399cm" svg:y="4.915cm" presentation:class="outline" presentation:user-transformed="true">
          <draw:text-box>
            <text:list text:style-name="L2">
              <text:list-header>
                <text:p>string <text:s text:c="2"/>boolean <text:s/>number <text:s text:c="2"/>number[] <text:s/>null <text:s/>undefined <text:s/></text:p>
                <text:p>any(任何类型) <text:s text:c="2"/>void(无返回值)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参考文档</text:p>
          </draw:text-box>
        </draw:frame>
        <draw:frame presentation:style-name="pr2" draw:layer="layout" svg:width="25.191cm" svg:height="12.182cm" svg:x="1.399cm" svg:y="4.915cm" presentation:class="outline">
          <draw:text-box>
            <text:list text:style-name="L2">
              <text:list-header>
                <text:p/>
              </text:list-header>
              <text:list-item>
                <text:p><text:a xlink:href="http://www.typescriptlang.org/" xlink:type="simple">http://www.typescriptlang.org/</text:a> <text:s/>---官方文档</text:p>
              </text:list-item>
              <text:list-item>
                <text:p>https://ts.xcatliu.com/introduction/hello-typescript.html </text:p>
              </text:list-item>
            </text:list>
          </draw:text-box>
        </draw:frame>
        <draw:frame presentation:style-name="pr2" draw:text-style-name="P1" draw:layer="layout" svg:width="11.868cm" svg:height="1.6cm" svg:x="16.326cm" svg:y="19.558cm" presentation:class="outline" presentation:user-transformed="true">
          <draw:text-box>
            <text:list text:style-name="L2">
              <text:list-header>
                <text:p><text:span text:style-name="T1"><text:s text:c="22"/></text:span><text:span text:style-name="T2">chenfangyu@caiqy.com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2">
        <office:forms form:automatic-focus="false" form:apply-design-mode="false"/>
        <draw:frame presentation:style-name="pr7" draw:text-style-name="P4" draw:layer="layout" svg:width="25.191cm" svg:height="16.26cm" svg:x="1.399cm" svg:y="0.837cm" presentation:class="subtitle">
          <draw:text-box>
            <text:p><text:span text:style-name="T6">Thank you</text:span></text:p>
          </draw:text-box>
        </draw:frame>
        <draw:frame presentation:style-name="pr2" draw:text-style-name="P1" draw:layer="layout" svg:width="11.868cm" svg:height="1.6cm" svg:x="16.326cm" svg:y="19.558cm" presentation:class="outline" presentation:user-transformed="true">
          <draw:text-box>
            <text:list text:style-name="L2">
              <text:list-header>
                <text:p><text:span text:style-name="T1"><text:s text:c="22"/></text:span><text:span text:style-name="T2">chenfangyu@caiqy.com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9T19:37:09.479388240</meta:creation-date>
    <dc:date>2018-09-20T17:59:36.134539885</dc:date>
    <meta:editing-duration>P7DT1H40M14S</meta:editing-duration>
    <meta:editing-cycles>77</meta:editing-cycles>
    <meta:generator>LibreOffice/4.2.8.2$Linux_X86_64 LibreOffice_project/420m0$Build-2</meta:generator>
    <meta:document-statistic meta:object-count="53"/>
  </office:meta>
</office:document-meta>
</file>